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Ubuntu" fo:font-size="12pt" fo:font-style="normal" style:text-underline-style="none" fo:font-weight="normal" officeooo:rsid="002538c6" officeooo:paragraph-rsid="002538c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font-style="normal" style:text-underline-style="none" fo:font-weight="normal" officeooo:rsid="0029cd15" officeooo:paragraph-rsid="0029cd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font-style="normal" style:text-underline-style="none" fo:font-weight="normal" officeooo:rsid="002c3cb8" officeooo:paragraph-rsid="002c3c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font-style="normal" style:text-underline-style="none" fo:font-weight="normal" officeooo:rsid="003090d8" officeooo:paragraph-rsid="003090d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font-style="normal" style:text-underline-style="none" fo:font-weight="normal" officeooo:rsid="0032086f" officeooo:paragraph-rsid="0032086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" fo:font-size="12pt" fo:font-style="normal" style:text-underline-style="none" fo:font-weight="normal" officeooo:rsid="0038d7df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1dd36" officeooo:paragraph-rsid="0021dd36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style:font-name="Ubuntu" fo:font-size="12pt" fo:font-style="normal" style:text-underline-style="none" fo:font-weight="bold" officeooo:rsid="0023049d" officeooo:paragraph-rsid="0023049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538c6" officeooo:paragraph-rsid="002538c6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style:font-name="Ubuntu" fo:font-size="12pt" fo:font-style="normal" style:text-underline-style="none" fo:font-weight="bold" officeooo:rsid="00275f97" officeooo:paragraph-rsid="00275f97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9cd15" officeooo:paragraph-rsid="0029cd15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text-properties style:font-name="Ubuntu" fo:font-size="12pt" fo:font-style="normal" style:text-underline-style="none" fo:font-weight="bold" officeooo:rsid="003090d8" officeooo:paragraph-rsid="003090d8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393c8" officeooo:paragraph-rsid="003393c8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text-properties style:font-name="Ubuntu" fo:font-size="12pt" fo:font-style="normal" style:text-underline-style="none" fo:font-weight="bold" officeooo:rsid="0036f276" officeooo:paragraph-rsid="0036f276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text-properties style:font-name="Ubuntu" fo:font-size="12pt" fo:font-style="normal" style:text-underline-style="none" fo:font-weight="bold" officeooo:rsid="0037f453" officeooo:paragraph-rsid="0037f453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c1d76" officeooo:paragraph-rsid="003c1d76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style:font-name="Ubuntu" fo:font-size="12pt" fo:font-style="normal" style:text-underline-style="none" fo:font-weight="bold" officeooo:rsid="0040d974" officeooo:paragraph-rsid="0040d974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style:font-name="Ubuntu" fo:font-size="12pt" fo:font-style="normal" style:text-underline-style="none" fo:font-weight="bold" officeooo:rsid="0040ea0d" officeooo:paragraph-rsid="0040ea0d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style:font-name="Ubuntu" fo:font-size="12pt" fo:font-style="italic" style:text-underline-style="none" fo:font-weight="normal" officeooo:rsid="002668fe" officeooo:paragraph-rsid="00275f97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Ubuntu" fo:font-size="22pt" style:text-underline-style="none" officeooo:rsid="0008779b" officeooo:paragraph-rsid="0008779b" style:font-size-asian="22pt" style:font-size-complex="22pt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81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8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9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0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31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32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2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6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3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4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5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7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8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9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40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41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42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43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44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45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49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46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47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48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49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50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51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52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54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53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55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56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57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58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59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60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61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61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62">
      <style:text-properties style:font-name="Ubuntu" fo:font-size="12pt" fo:font-style="normal" style:text-underline-style="none" fo:font-weight="normal" officeooo:rsid="003ad24b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62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63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64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64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65">
      <style:text-properties style:font-name="Ubuntu" fo:font-size="12pt" fo:font-style="normal" style:text-underline-style="none" fo:font-weight="normal" officeooo:rsid="003f4e01" officeooo:paragraph-rsid="003f4e01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65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66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67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68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style:font-name="Ubuntu" fo:font-size="12pt" fo:font-style="normal" style:text-underline-style="none" fo:font-weight="normal" officeooo:rsid="00425d65" officeooo:paragraph-rsid="00425d65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425d65" officeooo:paragraph-rsid="00425d65" style:font-size-asian="12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 style:list-style-name="L33">
      <style:text-properties style:font-name="Ubuntu" fo:font-size="12pt" fo:font-style="italic" style:text-underline-style="none" fo:font-weight="normal" officeooo:rsid="0021f30a" officeooo:paragraph-rsid="0021f30a" style:font-size-asian="12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 style:list-style-name="L9">
      <style:paragraph-properties fo:text-align="start" style:justify-single-word="false"/>
      <style:text-properties style:text-underline-style="none" officeooo:paragraph-rsid="00142634"/>
    </style:style>
    <style:style style:name="P167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e62e" style:font-style-asian="normal" style:font-style-complex="normal"/>
    </style:style>
    <style:style style:name="T8" style:family="text">
      <style:text-properties fo:font-style="normal" officeooo:rsid="00275f97" style:font-style-asian="normal" style:font-style-complex="normal"/>
    </style:style>
    <style:style style:name="T9" style:family="text">
      <style:text-properties officeooo:rsid="000b89f7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16c32f"/>
    </style:style>
    <style:style style:name="T16" style:family="text">
      <style:text-properties officeooo:rsid="0021f30a"/>
    </style:style>
    <style:style style:name="T17" style:family="text">
      <style:text-properties officeooo:rsid="00275f97"/>
    </style:style>
    <style:style style:name="T18" style:family="text">
      <style:text-properties officeooo:rsid="002c3cb8"/>
    </style:style>
    <style:style style:name="T19" style:family="text">
      <style:text-properties officeooo:rsid="002d3d8b"/>
    </style:style>
    <style:style style:name="T20" style:family="text">
      <style:text-properties officeooo:rsid="002e2a94"/>
    </style:style>
    <style:style style:name="T21" style:family="text">
      <style:text-properties officeooo:rsid="003393c8"/>
    </style:style>
    <style:style style:name="T22" style:family="text">
      <style:text-properties officeooo:rsid="0036f276"/>
    </style:style>
    <style:style style:name="T23" style:family="text">
      <style:text-properties officeooo:rsid="0037f453"/>
    </style:style>
    <style:style style:name="T24" style:family="text">
      <style:text-properties officeooo:rsid="003ad24b"/>
    </style:style>
    <style:style style:name="T25" style:family="text">
      <style:text-properties officeooo:rsid="003d96c8"/>
    </style:style>
    <style:style style:name="T26" style:family="text">
      <style:text-properties officeooo:rsid="004256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Resumen UT3 CSS</text:p>
      <text:p text:style-name="P77"/>
      <text:p text:style-name="P1">CSS son las siglas de Cascadin Style Sheets, es empleado para definir el aspecto de las páginas HTML y XHTML.</text:p>
      <text:p text:style-name="P1">CSS no es un lenguaje de programación ni un lenguaje de etiquetas, pero el necesario para complementar HTML.</text:p>
      <text:p text:style-name="P1"/>
      <text:p text:style-name="P1">Donde colocar HTML</text:p>
      <text:list xml:id="list2765887593" text:style-name="L1">
        <text:list-item>
          <text:p text:style-name="P78">En un archivo independiente con extensión CSS</text:p>
          <text:list>
            <text:list-item>
              <text:p text:style-name="P79">Hemos de utilizar la etiqueta &lt;link <text:span text:style-name="T2">rel=”stylesheet” href=”</text:span><text:span text:style-name="T4">nombrehoja</text:span><text:span text:style-name="T7">.css”</text:span>/&gt; <text:span text:style-name="T2">colocando este en la cabecera.</text:span></text:p>
            </text:list-item>
          </text:list>
        </text:list-item>
        <text:list-item>
          <text:p text:style-name="P78">En la cabecera de un documento HTML (dentro del head)</text:p>
        </text:list-item>
        <text:list-item>
          <text:p text:style-name="P79">Dentro de una etiqueta (modifica solo esa etiqueta) <text:span text:style-name="T1">desaconsejado.</text:span></text:p>
        </text:list-item>
      </text:list>
      <text:p text:style-name="P2"/>
      <text:p text:style-name="P3">Funcionamiento básico</text:p>
      <text:list xml:id="list2455692210" text:style-name="L2">
        <text:list-item>
          <text:p text:style-name="P80">Los estilos CSS se aplican mediante reglas, estas están propuestas por:</text:p>
          <text:list>
            <text:list-item>
              <text:p text:style-name="P80">Selectores: <text:span text:style-name="T9">Indica elemento/s a los que se le aplica la regla CSS</text:span></text:p>
            </text:list-item>
            <text:list-item>
              <text:p text:style-name="P80">Declaraciones: <text:span text:style-name="T9">Especifica los estilos que se aplican a los elementos, compuestas por una o más declaraciones.</text:span></text:p>
              <text:list>
                <text:list-item>
                  <text:p text:style-name="P80">Propiedades: <text:span text:style-name="T9">Modifica el aspecto de las características de un elemento.</text:span></text:p>
                </text:list-item>
                <text:list-item>
                  <text:p text:style-name="P80">Valores: <text:span text:style-name="T9">Nuevo valor de la característica a modificar.</text:span></text:p>
                </text:list-item>
              </text:list>
            </text:list-item>
          </text:list>
        </text:list-item>
      </text:list>
      <text:p text:style-name="P4"/>
      <text:p text:style-name="P4">Tipos de etiqueta</text:p>
      <text:list xml:id="list643946299" text:style-name="L3">
        <text:list-item>
          <text:p text:style-name="P81">block: Generan un asalto de línea por arriba y por abajo, ocupan el 100% de ancho</text:p>
        </text:list-item>
        <text:list-item>
          <text:p text:style-name="P81">inline: No generan salto de línea.</text:p>
        </text:list-item>
      </text:list>
      <text:p text:style-name="P4"/>
      <text:p text:style-name="P4"/>
      <text:p text:style-name="P7">Asignar colores</text:p>
      <text:p text:style-name="P5"/>
      <text:p text:style-name="P5">Hexadecimal</text:p>
      <text:list xml:id="list2756553988" text:style-name="L4">
        <text:list-item>
          <text:p text:style-name="P82">Se realiza mediante la expresión #xxyyzz</text:p>
          <text:list>
            <text:list-item>
              <text:p text:style-name="P83">Cada pareja de letras se representa con dos números en hexadecimal.</text:p>
            </text:list-item>
          </text:list>
        </text:list-item>
        <text:list-item>
          <text:p text:style-name="P83">El color negro es #000000 y el blanco # FFFFFF</text:p>
          <text:list>
            <text:list-item>
              <text:p text:style-name="P83">xx es la intensidad de bermellón</text:p>
            </text:list-item>
            <text:list-item>
              <text:p text:style-name="P83">yy es la intensidad de verde</text:p>
            </text:list-item>
            <text:list-item>
              <text:p text:style-name="P83">zz es la intensidad de azul</text:p>
            </text:list-item>
          </text:list>
        </text:list-item>
      </text:list>
      <text:p text:style-name="P6">RGB</text:p>
      <text:list xml:id="list3519113820" text:style-name="L5">
        <text:list-item>
          <text:p text:style-name="P84">Colores primarios basados en la combinación de píxeles de color rojo verde y azul</text:p>
        </text:list-item>
        <text:list-item>
          <text:p text:style-name="P84">Codifican un n´umero del 0 al 255.</text:p>
        </text:list-item>
        <text:list-item>
          <text:p text:style-name="P84">El blanco es (255,255,255) y el negro es (0,0,0)</text:p>
        </text:list-item>
        <text:list-item>
          <text:p text:style-name="P84">Con un cuarto canal (alpha) podemos añadir transparencias.</text:p>
        </text:list-item>
      </text:list>
      <text:p text:style-name="P6"/>
      <text:p text:style-name="P6">Por el nombre</text:p>
      <text:list xml:id="list2758641230" text:style-name="L6">
        <text:list-item>
          <text:p text:style-name="P85">white, blue, black, red, green…</text:p>
        </text:list-item>
      </text:list>
      <text:p text:style-name="P6"/>
      <text:p text:style-name="P6"/>
      <text:p text:style-name="P8">Añadir comentarios</text:p>
      <text:list xml:id="list3341152628" text:style-name="L7">
        <text:list-item>
          <text:p text:style-name="P86">Para añadir comentarios en el código, CSS emplea /**<text:span text:style-name="T3"> algo escrito */</text:span></text:p>
        </text:list-item>
      </text:list>
      <text:p text:style-name="P34"/>
      <text:p text:style-name="P34"/>
      <text:p text:style-name="P61">Medida y unidades</text:p>
      <text:p text:style-name="P34"/>
      <text:list xml:id="list1768819478" text:style-name="L8">
        <text:list-item>
          <text:p text:style-name="P87">font-size: Regula el tamaño de la fuente y está asociada a una unidad de medida.</text:p>
          <text:list>
            <text:list-item>
              <text:p text:style-name="P87">La herencia hace que el tamaño de la fuente se base en el tamaño de la fuente del body.</text:p>
            </text:list-item>
          </text:list>
        </text:list-item>
        <text:list-item>
          <text:p text:style-name="P87">Las unidades de medida pueden ser absolutas o relativas.</text:p>
          <text:list>
            <text:list-item>
              <text:p text:style-name="P88">Absolutas: </text:p>
              <text:list>
                <text:list-item>
                  <text:p text:style-name="P88">pixeles → px,</text:p>
                </text:list-item>
                <text:list-item>
                  <text:p text:style-name="P88">puntos → pt</text:p>
                </text:list-item>
              </text:list>
            </text:list-item>
            <text:list-item>
              <text:p text:style-name="P88">Relativas: </text:p>
              <text:list>
                <text:list-item>
                  <text:p text:style-name="P89">Al tamaño de fuente → “X veces ” el tamaño de la fuente → em</text:p>
                </text:list-item>
                <text:list-item>
                  <text:p text:style-name="P89">Al tamaño del elemento → %</text:p>
                </text:list-item>
              </text:list>
            </text:list-item>
          </text:list>
        </text:list-item>
        <text:list-item>
          <text:p text:style-name="P89">No se ha de dejar espacio en blanco entre el valor y la unidad.</text:p>
        </text:list-item>
      </text:list>
      <text:p text:style-name="P9"/>
      <text:p text:style-name="P9"/>
      <text:p text:style-name="P62">Selectores</text:p>
      <text:p text:style-name="P9"/>
      <text:list xml:id="list2701775846" text:style-name="L9">
        <text:list-item>
          <text:p text:style-name="P90">Una regla de CSS esta formada por:</text:p>
          <text:list>
            <text:list-item>
              <text:p text:style-name="P166"><text:span text:style-name="T12">S</text:span><text:span text:style-name="T13">elector: </text:span><text:span text:style-name="T12">indica como se ha de hacer</text:span></text:p>
            </text:list-item>
            <text:list-item>
              <text:p text:style-name="P166"><text:span text:style-name="T12">D</text:span><text:span text:style-name="T13">eclaración: </text:span><text:span text:style-name="T12">Indica que ha de hacer.</text:span></text:p>
            </text:list-item>
          </text:list>
        </text:list-item>
        <text:list-item>
          <text:p text:style-name="P91">Una regla puede aplicarse sobre diversos selectores y un mismo selectos puede utilizarse en diversas reglas.</text:p>
        </text:list-item>
      </text:list>
      <text:p text:style-name="P10"/>
      <text:p text:style-name="P10">De tipo universal</text:p>
      <text:list xml:id="list592292387" text:style-name="L10">
        <text:list-item>
          <text:p text:style-name="P92">Selecciona todos los elementos de la página.</text:p>
        </text:list-item>
        <text:list-item>
          <text:p text:style-name="P92">Se escribe usando el carácter “*”</text:p>
        </text:list-item>
      </text:list>
      <text:p text:style-name="P10"/>
      <text:p text:style-name="P10">Tipo etiqueta</text:p>
      <text:list xml:id="list4196988864" text:style-name="L11">
        <text:list-item>
          <text:p text:style-name="P93">Selecciona todos los elementos de la página que tengan la etiqueta del selector.</text:p>
        </text:list-item>
        <text:list-item>
          <text:p text:style-name="P93">Se pueden encadenar selectores separándolos con “,” en la misma declaración.</text:p>
        </text:list-item>
      </text:list>
      <text:p text:style-name="P10"/>
      <text:p text:style-name="P11">De clase</text:p>
      <text:list xml:id="list3589010100" text:style-name="L12">
        <text:list-item>
          <text:p text:style-name="P167"><text:span text:style-name="T10">Se ha de escribir la palabra </text:span><text:span text:style-name="T14">class=”nombre”</text:span><text:span text:style-name="T10"> en la etiqueta </text:span><text:span text:style-name="T11">a modificar del HTML</text:span></text:p>
        </text:list-item>
        <text:list-item>
          <text:p text:style-name="P94">En la hoja de CSS se crea una regla con el nombre del atributo de la <text:span text:style-name="T15">clase </text:span>p<text:span text:style-name="T15">r</text:span>ecedi<text:span text:style-name="T15">d</text:span>o por un “.”</text:p>
        </text:list-item>
        <text:list-item>
          <text:p text:style-name="P96">Se puede combinar el selector de tipo y el de clase.</text:p>
        </text:list-item>
      </text:list>
      <text:p text:style-name="P14"/>
      <text:p text:style-name="P14">Selector ID</text:p>
      <text:list xml:id="list347867098" text:style-name="L13">
        <text:list-item>
          <text:p text:style-name="P97">Un atributo ID no se puede repetir dos veces en la misma página.</text:p>
        </text:list-item>
        <text:list-item>
          <text:p text:style-name="P97">Se emplea para aplicar estilos a un solo elemento de la página.</text:p>
        </text:list-item>
        <text:list-item>
          <text:p text:style-name="P95">Se ha de escribir la palabra <text:span text:style-name="T5">id</text:span><text:span text:style-name="T3">=”nombre”</text:span> en la etiqueta <text:span text:style-name="T15">a modificar del HTML</text:span></text:p>
        </text:list-item>
        <text:list-item>
          <text:p text:style-name="P95">En la hoja de CSS se crea una regla con el nombre del atributo de<text:span text:style-name="T15">l ID </text:span>p<text:span text:style-name="T15">r</text:span>ecedi<text:span text:style-name="T15">d</text:span>o por un<text:span text:style-name="T15">a</text:span> “<text:span text:style-name="T15">#</text:span>”</text:p>
        </text:list-item>
      </text:list>
      <text:p text:style-name="P12"/>
      <text:p text:style-name="P12"/>
      <text:p text:style-name="P63">Jerarquía de etiquetas</text:p>
      <text:p text:style-name="P15"/>
      <text:p text:style-name="P15">Se pueden realizar cambios de estilo con jerarquía de etiquetas</text:p>
      <text:p text:style-name="P15"/>
      <text:p text:style-name="P15">Seleccionar elementos adyacentes</text:p>
      <text:list xml:id="list2304819993" text:style-name="L14">
        <text:list-item>
          <text:p text:style-name="P98">Permiten seleccionar elementos declarados a continuación de otros</text:p>
        </text:list-item>
        <text:list-item>
          <text:p text:style-name="P98">Se emplea el símbolo “+” entre los elementos a seleccionar.</text:p>
        </text:list-item>
      </text:list>
      <text:p text:style-name="P15"/>
      <text:p text:style-name="P15">Selección de hijos</text:p>
      <text:list xml:id="list3593564602" text:style-name="L15">
        <text:list-item>
          <text:p text:style-name="P99">Afecta a un descendiente directo de una etiqueta.</text:p>
        </text:list-item>
        <text:list-item>
          <text:p text:style-name="P99">Se emplea el símbolo “&gt;” entre los elementos a seleccionar.</text:p>
        </text:list-item>
      </text:list>
      <text:p text:style-name="P15"/>
      <text:p text:style-name="P15">Selección descendente</text:p>
      <text:list xml:id="list2670771219" text:style-name="L16">
        <text:list-item>
          <text:p text:style-name="P100">Se emplea para seleccionar elementos dentro de otros.</text:p>
        </text:list-item>
        <text:list-item>
          <text:p text:style-name="P100">Se escribe un elemento separado por un espacio del otro.</text:p>
        </text:list-item>
      </text:list>
      <text:p text:style-name="P15"/>
      <text:p text:style-name="P15"/>
      <text:p text:style-name="P64">Estilos de texto</text:p>
      <text:p text:style-name="P19"/>
      <text:p text:style-name="P17">font-style</text:p>
      <text:list xml:id="list1955324333" text:style-name="L17">
        <text:list-item>
          <text:p text:style-name="P101">Pone en cursiva sin utiliza el elemento “ i ”</text:p>
          <text:list>
            <text:list-item>
              <text:p text:style-name="P104">italic</text:p>
            </text:list-item>
            <text:list-item>
              <text:p text:style-name="P104">normal</text:p>
            </text:list-item>
            <text:list-item>
              <text:p text:style-name="P104">oblique</text:p>
            </text:list-item>
          </text:list>
        </text:list-item>
      </text:list>
      <text:p text:style-name="P17"/>
      <text:p text:style-name="P17">font-variant</text:p>
      <text:list xml:id="list1580614659" text:style-name="L18">
        <text:list-item>
          <text:p text:style-name="P102">Para resaltar una parte del texto</text:p>
          <text:list>
            <text:list-item>
              <text:p text:style-name="P102">normal</text:p>
            </text:list-item>
            <text:list-item>
              <text:p text:style-name="P102">small-caps</text:p>
            </text:list-item>
          </text:list>
        </text:list-item>
      </text:list>
      <text:p text:style-name="P17"/>
      <text:p text:style-name="P17">font-weight</text:p>
      <text:list xml:id="list2713943306" text:style-name="L19">
        <text:list-item>
          <text:p text:style-name="P106">Determina el grosor del trazo de los textos</text:p>
          <text:list>
            <text:list-item>
              <text:p text:style-name="P106">normal, bold, 100, 400…</text:p>
            </text:list-item>
          </text:list>
        </text:list-item>
      </text:list>
      <text:p text:style-name="P17"/>
      <text:p text:style-name="P20">font-size</text:p>
      <text:list xml:id="list2007703883" text:style-name="L20">
        <text:list-item>
          <text:p text:style-name="P105">Determina el tamaño del texto.</text:p>
          <text:list>
            <text:list-item>
              <text:p text:style-name="P107">Medium, small, largue</text:p>
            </text:list-item>
            <text:list-item>
              <text:p text:style-name="P107">px, em, %</text:p>
            </text:list-item>
          </text:list>
        </text:list-item>
      </text:list>
      <text:p text:style-name="P21"/>
      <text:p text:style-name="P16">font-family</text:p>
      <text:p text:style-name="P16">Determina el tipo de letra a utilizar, se ha de cumplir…</text:p>
      <text:list xml:id="list3472894405" text:style-name="L21">
        <text:list-item>
          <text:p text:style-name="P108">La tipografía se ha de llamar exactamente como en la biblioteca del ordenador_cliente.</text:p>
        </text:list-item>
        <text:list-item>
          <text:p text:style-name="P108">Las tipografías han de estar separadas por “,” con o sin espacio.</text:p>
        </text:list-item>
        <text:list-item>
          <text:p text:style-name="P108">Las tipografías que contengan más de una palabra han de ir entre “ ‘ ”</text:p>
        </text:list-item>
        <text:list-item>
          <text:p text:style-name="P103">Hay que ordenar las tipologías por orden ascendente de disponibilidad.</text:p>
        </text:list-item>
      </text:list>
      <text:p text:style-name="P18"/>
      <text:p text:style-name="P65">Alineación y justificación</text:p>
      <text:p text:style-name="P22"/>
      <text:p text:style-name="P22">text-align</text:p>
      <text:list xml:id="list4062239313" text:style-name="L22">
        <text:list-item>
          <text:p text:style-name="P109">Acepta 4 valores: left, right, center y justify.</text:p>
        </text:list-item>
      </text:list>
      <text:p text:style-name="P22"/>
      <text:p text:style-name="P22">Direction</text:p>
      <text:list xml:id="list3444941704" text:style-name="L23">
        <text:list-item>
          <text:p text:style-name="P110">acepta dos valores: rtl y ltr</text:p>
        </text:list-item>
      </text:list>
      <text:p text:style-name="P22"/>
      <text:p text:style-name="P22"/>
      <text:p text:style-name="P66">Espaciado, interlineado y sangrado</text:p>
      <text:p text:style-name="P22"/>
      <text:p text:style-name="P23">letter-spacing</text:p>
      <text:list xml:id="list4220620277" text:style-name="L24">
        <text:list-item>
          <text:p text:style-name="P111">modifica el espacio en blanco entre letras</text:p>
        </text:list-item>
      </text:list>
      <text:p text:style-name="P23"/>
      <text:p text:style-name="P23">word-spacing</text:p>
      <text:list xml:id="list1755010865" text:style-name="L25">
        <text:list-item>
          <text:p text:style-name="P112">Modifica el espacio entre palabras</text:p>
        </text:list-item>
      </text:list>
      <text:p text:style-name="P23"/>
      <text:p text:style-name="P23">text-indent</text:p>
      <text:list xml:id="list3179105206" text:style-name="L26">
        <text:list-item>
          <text:p text:style-name="P113">Controla el sangrado de los párrafos</text:p>
        </text:list-item>
      </text:list>
      <text:p text:style-name="P23"/>
      <text:p text:style-name="P23">line-height</text:p>
      <text:list xml:id="list907894495" text:style-name="L27">
        <text:list-item>
          <text:p text:style-name="P114">Controla el espaciado entre lineas</text:p>
        </text:list-item>
      </text:list>
      <text:p text:style-name="P11"/>
      <text:p text:style-name="P11"/>
      <text:p text:style-name="P55">Mayúsculas, minúsculas, capital</text:p>
      <text:p text:style-name="P24"/>
      <text:p text:style-name="P24">text-transform</text:p>
      <text:list xml:id="list1349624910" text:style-name="L28">
        <text:list-item>
          <text:p text:style-name="P115">Se ocupa de los distintos tipos de letras</text:p>
          <text:list>
            <text:list-item>
              <text:p text:style-name="P115">uppercase: mayúsculas</text:p>
            </text:list-item>
            <text:list-item>
              <text:p text:style-name="P115">lowercase: minúsculas</text:p>
            </text:list-item>
            <text:list-item>
              <text:p text:style-name="P115">capitalice: letra capital</text:p>
            </text:list-item>
          </text:list>
        </text:list-item>
      </text:list>
      <text:p text:style-name="P13"/>
      <text:p text:style-name="P13"/>
      <text:p text:style-name="P59">Decoración de texto</text:p>
      <text:p text:style-name="P25"/>
      <text:p text:style-name="P25">text-decoration</text:p>
      <text:list xml:id="list2197467621" text:style-name="L29">
        <text:list-item>
          <text:p text:style-name="P116">permite poner lineas en el texto:</text:p>
          <text:list>
            <text:list-item>
              <text:p text:style-name="P116">line-through: tachar texto</text:p>
            </text:list-item>
            <text:list-item>
              <text:p text:style-name="P116">underline: subrayado</text:p>
            </text:list-item>
            <text:list-item>
              <text:p text:style-name="P116">overline: linea sobre el texto</text:p>
            </text:list-item>
            <text:list-item>
              <text:p text:style-name="P116">none</text:p>
            </text:list-item>
          </text:list>
        </text:list-item>
      </text:list>
      <text:p text:style-name="P25"/>
      <text:p text:style-name="P26">text-shadow</text:p>
      <text:list xml:id="list1286322052" text:style-name="L30">
        <text:list-item>
          <text:p text:style-name="P117">Añade una sombra al texto</text:p>
          <text:list>
            <text:list-item>
              <text:p text:style-name="P117">Hay que añadir una distancia de ejes (x,y) en unidades válidas.</text:p>
            </text:list-item>
          </text:list>
        </text:list-item>
      </text:list>
      <text:p text:style-name="P26"/>
      <text:p text:style-name="P26"/>
      <text:p text:style-name="P56">Estilos de fondo</text:p>
      <text:p text:style-name="P26"/>
      <text:p text:style-name="P26">Permite <text:s/>utilizar imágenes decorativas en elementos de HTML</text:p>
      <text:p text:style-name="P26"/>
      <text:p text:style-name="P26">background-color</text:p>
      <text:list xml:id="list165260193" text:style-name="L31">
        <text:list-item>
          <text:p text:style-name="P118">Establece un color de fondo</text:p>
        </text:list-item>
      </text:list>
      <text:p text:style-name="P26"/>
      <text:p text:style-name="P26">background-image</text:p>
      <text:list xml:id="list1464207696" text:style-name="L32">
        <text:list-item>
          <text:p text:style-name="P119">indica una ruta o URL de una imagen de fondo.</text:p>
          <text:list>
            <text:list-item>
              <text:p text:style-name="P120">border: aplica un marco a la imagen.</text:p>
            </text:list-item>
            <text:list-item>
              <text:p text:style-name="P120">padding: aplica un margen dentro del elemento</text:p>
            </text:list-item>
            <text:list-item>
              <text:p text:style-name="P120">float: para ubicar la imagen</text:p>
            </text:list-item>
            <text:list-item>
              <text:p text:style-name="P120">margin: aplica un margen fuera del elemento</text:p>
            </text:list-item>
          </text:list>
        </text:list-item>
      </text:list>
      <text:p text:style-name="P26"/>
      <text:p text:style-name="P26"><text:span text:style-name="T16">b</text:span>ac<text:span text:style-name="T16">k</text:span>ground-repeat</text:p>
      <text:list xml:id="list3451170203" text:style-name="L33">
        <text:list-item>
          <text:p text:style-name="P122">Indica en que dirección se ha de repetir la imagen de fondo</text:p>
          <text:list>
            <text:list-item>
              <text:p text:style-name="P165">repeat-x ó y</text:p>
            </text:list-item>
            <text:list-item>
              <text:p text:style-name="P165">no-repeat</text:p>
            </text:list-item>
          </text:list>
        </text:list-item>
      </text:list>
      <text:p text:style-name="P27"/>
      <text:p text:style-name="P27">background-attachment</text:p>
      <text:list xml:id="list2684021727" text:style-name="L34">
        <text:list-item>
          <text:p text:style-name="P123">Define el comportamiento de la imagen cuando el usuario se desplaza por la página: <text:span text:style-name="T3">scroll, fixed e inherit</text:span>.</text:p>
        </text:list-item>
      </text:list>
      <text:p text:style-name="P27"/>
      <text:p text:style-name="P27">background-position</text:p>
      <text:list xml:id="list20778863" text:style-name="L35">
        <text:list-item>
          <text:p text:style-name="P124">Indica al navegador donde poner la imagen de fondo. Se parte del extremo superior izquierdo.</text:p>
          <text:list>
            <text:list-item>
              <text:p text:style-name="P124">top, right, bottom, left y center</text:p>
            </text:list-item>
            <text:list-item>
              <text:p text:style-name="P124">En pixeles o porcentaje</text:p>
            </text:list-item>
          </text:list>
        </text:list-item>
      </text:list>
      <text:p text:style-name="P27"/>
      <text:p text:style-name="P28">background</text:p>
      <text:list xml:id="list1950660486" text:style-name="L36">
        <text:list-item>
          <text:p text:style-name="P121">Con este comando se pueden poner el resto de propiedades en una sola linea</text:p>
        </text:list-item>
      </text:list>
      <text:p text:style-name="P28"/>
      <text:p text:style-name="P28"/>
      <text:p text:style-name="P57">Estilos de lista</text:p>
      <text:p text:style-name="P28"/>
      <text:p text:style-name="P29">list-style-type</text:p>
      <text:list xml:id="list3665761087" text:style-name="L37">
        <text:list-item>
          <text:p text:style-name="P125">Permite definir la apariencia de la viñeta de la lista de cada elemento.</text:p>
          <text:list>
            <text:list-item>
              <text:p text:style-name="P125">disc, circle, decimal, lower-roman…</text:p>
            </text:list-item>
          </text:list>
        </text:list-item>
      </text:list>
      <text:p text:style-name="P29"/>
      <text:p text:style-name="P29">list-style-position</text:p>
      <text:list xml:id="list3078375314" text:style-name="L38">
        <text:list-item>
          <text:p text:style-name="P126">Determina donde se colocaran las viñetas respecto a la posición de la lista</text:p>
          <text:list>
            <text:list-item>
              <text:p text:style-name="P126">inside, outside</text:p>
            </text:list-item>
          </text:list>
        </text:list-item>
      </text:list>
      <text:p text:style-name="P29"/>
      <text:p text:style-name="P29">list-style-image</text:p>
      <text:list xml:id="list3037924381" text:style-name="L39">
        <text:list-item>
          <text:p text:style-name="P127">Asigna una imagen almacenada como URL a la viñeta</text:p>
          <text:list>
            <text:list-item>
              <text:p text:style-name="P127">url (url de la imagen)</text:p>
            </text:list-item>
          </text:list>
        </text:list-item>
      </text:list>
      <text:p text:style-name="P29"/>
      <text:p text:style-name="P29"/>
      <text:p text:style-name="P58">Estilos de enlace</text:p>
      <text:p text:style-name="P30"/>
      <text:p text:style-name="P31">Los enlaces pueden tener cuatro estados representados con una regla CSS. Esa regla esta compuesta por <text:span text:style-name="T17">los estilos que el programador desee.</text:span></text:p>
      <text:p text:style-name="P31"/>
      <text:p text:style-name="P75">etiqueta<text:span text:style-name="T6">:link{ };</text:span></text:p>
      <text:list xml:id="list4291966216" text:style-name="L40">
        <text:list-item>
          <text:p text:style-name="P128">Estado por defecto del enlace</text:p>
        </text:list-item>
      </text:list>
      <text:p text:style-name="P25"/>
      <text:p text:style-name="P76">etiqueta<text:span text:style-name="T6">:</text:span><text:span text:style-name="T8">visited</text:span><text:span text:style-name="T6">{ };</text:span></text:p>
      <text:list xml:id="list3265622566" text:style-name="L41">
        <text:list-item>
          <text:p text:style-name="P129">El enlace ya ha sido visitado</text:p>
        </text:list-item>
      </text:list>
      <text:p text:style-name="P32"/>
      <text:p text:style-name="P76">etiqueta<text:span text:style-name="T6">:</text:span><text:span text:style-name="T8">hover</text:span><text:span text:style-name="T6">{ };</text:span></text:p>
      <text:list xml:id="list683571402" text:style-name="L42">
        <text:list-item>
          <text:p text:style-name="P130">Cuando el puntero está encima del enlace</text:p>
        </text:list-item>
      </text:list>
      <text:p text:style-name="P32"/>
      <text:p text:style-name="P76">etiqueta<text:span text:style-name="T6">:</text:span><text:span text:style-name="T8">focus</text:span><text:span text:style-name="T6">{ };</text:span></text:p>
      <text:list xml:id="list390764170" text:style-name="L43">
        <text:list-item>
          <text:p text:style-name="P131">Cuando el enlace está seleccionado</text:p>
        </text:list-item>
      </text:list>
      <text:p text:style-name="P32"/>
      <text:p text:style-name="P76">etiqueta<text:span text:style-name="T6">:</text:span><text:span text:style-name="T8">active</text:span><text:span text:style-name="T6">{ };</text:span></text:p>
      <text:list xml:id="list4277355458" text:style-name="L44">
        <text:list-item>
          <text:p text:style-name="P132">El enlace es activado</text:p>
        </text:list-item>
      </text:list>
      <text:p text:style-name="P25"/>
      <text:p text:style-name="P25"/>
      <text:p text:style-name="P60">Estilos de tabla</text:p>
      <text:p text:style-name="P32"/>
      <text:p text:style-name="P36">border</text:p>
      <text:list xml:id="list3755930097" text:style-name="L45">
        <text:list-item>
          <text:p text:style-name="P133">Permite definir el ancho, estilo y color del mismo en una sola linea</text:p>
        </text:list-item>
      </text:list>
      <text:p text:style-name="P32"/>
      <text:p text:style-name="P33">border-collapse</text:p>
      <text:list xml:id="list4082277560" text:style-name="L46">
        <text:list-item>
          <text:p text:style-name="P135">Indica si los bordes de la celda están fusionados o no</text:p>
          <text:list>
            <text:list-item>
              <text:p text:style-name="P135">collapse y separated</text:p>
            </text:list-item>
          </text:list>
        </text:list-item>
      </text:list>
      <text:p text:style-name="P33"/>
      <text:p text:style-name="P33">border-sparcing</text:p>
      <text:list xml:id="list1200351968" text:style-name="L47">
        <text:list-item>
          <text:p text:style-name="P136">Determina la distancia entre bordes adyacentes empleando unidades CSS</text:p>
        </text:list-item>
      </text:list>
      <text:p text:style-name="P33"/>
      <text:p text:style-name="P33">caption-side</text:p>
      <text:list xml:id="list2034448482" text:style-name="L48">
        <text:list-item>
          <text:p text:style-name="P137">Determina donde aparecerá el texto del caption</text:p>
          <text:list>
            <text:list-item>
              <text:p text:style-name="P137">top y bottom</text:p>
            </text:list-item>
          </text:list>
        </text:list-item>
      </text:list>
      <text:p text:style-name="P33"/>
      <text:p text:style-name="P33">empty-cells</text:p>
      <text:list xml:id="list3019678619" text:style-name="L49">
        <text:list-item>
          <text:p text:style-name="P138">Indica si las celdas estarán vacías o no</text:p>
          <text:list>
            <text:list-item>
              <text:p text:style-name="P134">show u hide</text:p>
            </text:list-item>
          </text:list>
        </text:list-item>
      </text:list>
      <text:p text:style-name="P33"/>
      <text:p text:style-name="P33">table-layout</text:p>
      <text:list xml:id="list922997882" text:style-name="L50">
        <text:list-item>
          <text:p text:style-name="P139">tipo de diseño para celdas, filas y columnas</text:p>
          <text:list>
            <text:list-item>
              <text:p text:style-name="P139">auto o fixed</text:p>
            </text:list-item>
          </text:list>
        </text:list-item>
      </text:list>
      <text:p text:style-name="P33"/>
      <text:p text:style-name="P35">vertical-align</text:p>
      <text:list xml:id="list4166153583" text:style-name="L51">
        <text:list-item>
          <text:p text:style-name="P140">Determina la alineación vertical de las celdas de la tabla</text:p>
          <text:list>
            <text:list-item>
              <text:p text:style-name="P140">middle, top y bottom</text:p>
            </text:list-item>
          </text:list>
        </text:list-item>
      </text:list>
      <text:p text:style-name="P33"/>
      <text:p text:style-name="P13"/>
      <text:p text:style-name="P67">Modelo de composición</text:p>
      <text:p text:style-name="P37"/>
      <text:p text:style-name="P37">Muchos elementos ocupan el ancho de la pantalla y fuerzan un salto de linea</text:p>
      <text:p text:style-name="P37"/>
      <text:p text:style-name="P38"><text:span text:style-name="T19">m</text:span>ar<text:span text:style-name="T19">gin</text:span></text:p>
      <text:list xml:id="list3235100966" text:style-name="L52">
        <text:list-item>
          <text:p text:style-name="P141">Se pueden expresar de manera individual o agrupados en una r<text:span text:style-name="T20">e</text:span>gla.</text:p>
        </text:list-item>
        <text:list-item>
          <text:p text:style-name="P141">Se expresan en px o em</text:p>
        </text:list-item>
        <text:list-item>
          <text:p text:style-name="P141">Los elementos en linea no admiten margenes</text:p>
        </text:list-item>
        <text:list-item>
          <text:p text:style-name="P141">Existen margenes automáticos se usa <text:span text:style-name="T3">auto</text:span></text:p>
        </text:list-item>
        <text:list-item>
          <text:p text:style-name="P141">Existen margenes negativos, por lo cual pueden colapsar</text:p>
        </text:list-item>
      </text:list>
      <text:p text:style-name="P38"/>
      <text:p text:style-name="P40">border</text:p>
      <text:list xml:id="list1013690643" text:style-name="L53">
        <text:list-item>
          <text:p text:style-name="P143">Proporciona un borde completo, se puede poner solo el borde deseado con:</text:p>
          <text:list>
            <text:list-item>
              <text:p text:style-name="P143">border-top, border-rigth, border-bottom, border-left</text:p>
            </text:list-item>
          </text:list>
        </text:list-item>
        <text:list-item>
          <text:p text:style-name="P143">border-width: Anchura del borde</text:p>
        </text:list-item>
        <text:list-item>
          <text:p text:style-name="P143">border-style: Tipo de borde, valores</text:p>
          <text:list>
            <text:list-item>
              <text:p text:style-name="P143">dashed, dotted, double, inset, groove, outset, ridge, solid</text:p>
            </text:list-item>
          </text:list>
        </text:list-item>
        <text:list-item>
          <text:p text:style-name="P143">border-color: Indica el color del borde</text:p>
        </text:list-item>
      </text:list>
      <text:p text:style-name="P38"/>
      <text:p text:style-name="P38">padding</text:p>
      <text:list xml:id="list1262504295" text:style-name="L54">
        <text:list-item>
          <text:p text:style-name="P142">Crea espacio entre los margenes y el contenido</text:p>
          <text:list>
            <text:list-item>
              <text:p text:style-name="P142">pading-top, pading-rigth, pading-bottom, pading-left</text:p>
            </text:list-item>
          </text:list>
        </text:list-item>
        <text:list-item>
          <text:p text:style-name="P142">Se comporta como los margenes excepto…</text:p>
          <text:list>
            <text:list-item>
              <text:p text:style-name="P142">No hay valor auto, ni valores negativos, no colapsa</text:p>
            </text:list-item>
            <text:list-item>
              <text:p text:style-name="P142">Los elementos en linea <text:span text:style-name="T18">a</text:span>dmiten padding</text:p>
            </text:list-item>
          </text:list>
        </text:list-item>
      </text:list>
      <text:p text:style-name="P38"/>
      <text:p text:style-name="P41">width y height</text:p>
      <text:list xml:id="list1995535821" text:style-name="L55">
        <text:list-item>
          <text:p text:style-name="P144">Comprenden altura y anchura (respectivamente)</text:p>
        </text:list-item>
        <text:list-item>
          <text:p text:style-name="P144">No se pueden aplicar a elementos inline</text:p>
        </text:list-item>
        <text:list-item>
          <text:p text:style-name="P144">Las imágenes pueden usarlos aunque sean inline</text:p>
          <text:list>
            <text:list-item>
              <text:p text:style-name="P144">propiedades min y max</text:p>
            </text:list-item>
          </text:list>
        </text:list-item>
      </text:list>
      <text:p text:style-name="P41"/>
      <text:p text:style-name="P39"/>
      <text:p text:style-name="P68">Modelo de cajas</text:p>
      <text:p text:style-name="P42"/>
      <text:p text:style-name="P43">display</text:p>
      <text:list xml:id="list3057358779" text:style-name="L56">
        <text:list-item>
          <text:p text:style-name="P145">Sirve para cambiar la disposición de los elementos</text:p>
          <text:list>
            <text:list-item>
              <text:p text:style-name="P145">block:Los coloca formando un bloque</text:p>
            </text:list-item>
            <text:list-item>
              <text:p text:style-name="P145">inline: Los pone en linea</text:p>
            </text:list-item>
            <text:list-item>
              <text:p text:style-name="P145">none</text:p>
            </text:list-item>
          </text:list>
        </text:list-item>
      </text:list>
      <text:p text:style-name="P43"/>
      <text:p text:style-name="P43">float</text:p>
      <text:list xml:id="list3735250035" text:style-name="L57">
        <text:list-item>
          <text:p text:style-name="P146">Un elemento no ocupa su total de anchura y el resto de elementos se sitúan alrededor de este.</text:p>
        </text:list-item>
      </text:list>
      <text:p text:style-name="P43"/>
      <text:p text:style-name="P43">clear</text:p>
      <text:list xml:id="list3458978009" text:style-name="L58">
        <text:list-item>
          <text:p text:style-name="P147">Ignora el funcionamiento de float</text:p>
          <text:list>
            <text:list-item>
              <text:p text:style-name="P147">left, right o none</text:p>
            </text:list-item>
          </text:list>
        </text:list-item>
      </text:list>
      <text:p text:style-name="P43"/>
      <text:p text:style-name="P44">También podemos usar background, height, width <text:span text:style-name="T21">y overflow</text:span></text:p>
      <text:p text:style-name="P69">Pseudoclases</text:p>
      <text:p text:style-name="P36"/>
      <text:p text:style-name="P45">Palabras clave añadida a los selectores, indican el estado de los elementos seleccionados</text:p>
      <text:p text:style-name="P45"/>
      <text:p text:style-name="P45">De estado</text:p>
      <text:list xml:id="list1426294440" text:style-name="L59">
        <text:list-item>
          <text:p text:style-name="P148">:link → Da formato a un enlace que no ha sido activado</text:p>
        </text:list-item>
        <text:list-item>
          <text:p text:style-name="P148">:hover → Da formato cuando el puntero está encima del enlace</text:p>
        </text:list-item>
        <text:list-item>
          <text:p text:style-name="P148">:active → Da formato cuando se está activando el enlace</text:p>
        </text:list-item>
        <text:list-item>
          <text:p text:style-name="P148">:visited → Da formato cuando el enlace ya ha sido activado</text:p>
        </text:list-item>
      </text:list>
      <text:p text:style-name="P36"/>
      <text:p text:style-name="P46">De posicion</text:p>
      <text:list xml:id="list1691163309" text:style-name="L60">
        <text:list-item>
          <text:p text:style-name="P149">:first-child → <text:span text:style-name="T22">P</text:span>rimer elemento de un grupo de elementos hermanos</text:p>
        </text:list-item>
        <text:list-item>
          <text:p text:style-name="P149">:last-child → Último elemento de un grupo de elementos hemanos</text:p>
        </text:list-item>
        <text:list-item>
          <text:p text:style-name="P149">:<text:span text:style-name="T22">nth-child(n) → (n) elemento de un grupo de elementos hermanos</text:span></text:p>
        </text:list-item>
        <text:list-item>
          <text:p text:style-name="P149">:first-of-type → <text:span text:style-name="T22">Primer elemento de un tipo, de un grupo de elementos hermanos</text:span></text:p>
        </text:list-item>
        <text:list-item>
          <text:p text:style-name="P149">:last-of-type → Ú<text:span text:style-name="T22">ltimo elemento de un tipo, de un grupo de elementos hermanos</text:span></text:p>
        </text:list-item>
      </text:list>
      <text:p text:style-name="P46"/>
      <text:p text:style-name="P46"/>
      <text:p text:style-name="P70">Pseudo elementos</text:p>
      <text:p text:style-name="P47"/>
      <text:p text:style-name="P47">Palabras clave añadidas a los selectores, añaden contenido a un elemento</text:p>
      <text:p text:style-name="P47"/>
      <text:list xml:id="list3536715335" text:style-name="L61">
        <text:list-item>
          <text:p text:style-name="P150">::first-line → <text:span text:style-name="T23">Da formato a la primera linea de texto.</text:span></text:p>
        </text:list-item>
        <text:list-item>
          <text:p text:style-name="P151">::first-letter → Da formato a la primera letra del texto</text:p>
        </text:list-item>
        <text:list-item>
          <text:p text:style-name="P151">::after → Coloca contenido después del elemento</text:p>
        </text:list-item>
        <text:list-item>
          <text:p text:style-name="P151">::before → Coloca contenido antes del elemento</text:p>
        </text:list-item>
        <text:list-item>
          <text:p text:style-name="P151">:: marker → Da formato a los marcadores de una lista</text:p>
        </text:list-item>
        <text:list-item>
          <text:p text:style-name="P151">::selection → Da formato cuando se seleciona un elemento</text:p>
        </text:list-item>
      </text:list>
      <text:p text:style-name="P48"/>
      <text:p text:style-name="P48"/>
      <text:p text:style-name="P71">Herencia de estilos</text:p>
      <text:p text:style-name="P48"/>
      <text:p text:style-name="P49">La herncia es un mecanismo por el cual determinadas propiedades de un el emento padre se tansmiten a sus hijos. </text:p>
      <text:p text:style-name="P49">Todos los elementos de <text:span text:style-name="T24">un documento HTML heredan todas las propiedades heredables de su padre (excepto de html que no tiene padre)</text:span></text:p>
      <text:p text:style-name="P47"/>
      <text:list xml:id="list3343483854" text:style-name="L62">
        <text:list-item>
          <text:p text:style-name="P152">El “ * “ es el selector universal, sus reglas se aplican a todos los elementos</text:p>
        </text:list-item>
        <text:list-item>
          <text:p text:style-name="P152">Existe una prioriadad a la hora de modificar propiedades</text:p>
          <text:list>
            <text:list-item>
              <text:p text:style-name="P152">Una modificación del atributo style tienen prioridad sobre el elemento &lt;style&gt;</text:p>
            </text:list-item>
            <text:list-item>
              <text:p text:style-name="P152">Una modificacion del elemento &lt;style&gt; tiene prioridad sobre una hoja CSS</text:p>
            </text:list-item>
            <text:list-item>
              <text:p text:style-name="P153">La ultima hoja CSS tiene prioridad al modificar un mismo elemento CSS</text:p>
            </text:list-item>
            <text:list-item>
              <text:p text:style-name="P153">La regla más especifica tiene prioridad al modificar un mis mo elemento CSS</text:p>
            </text:list-item>
            <text:list-item>
              <text:p text:style-name="P153">En igualdad de prioridades el último estilo tiene la prioridad.</text:p>
            </text:list-item>
          </text:list>
        </text:list-item>
      </text:list>
      <text:p text:style-name="P50"/>
      <text:p text:style-name="P50"/>
      <text:p text:style-name="P72">Cascada de estilos</text:p>
      <text:p text:style-name="P50"/>
      <text:p text:style-name="P50">Mecanismo que controla el resultado final de la aplicación de diversas declaraciones CSS</text:p>
      <text:p text:style-name="P50"/>
      <text:p text:style-name="P51">Importancia</text:p>
      <text:list xml:id="list1478339575" text:style-name="L63">
        <text:list-item>
          <text:p text:style-name="P154">Las declaraciones maś nuevas tienen prioridad sobre las antiguas</text:p>
        </text:list-item>
        <text:list-item>
          <text:p text:style-name="P154">Las declaraciones más importantes llevan la palabra clave <text:span text:style-name="T3">!important</text:span></text:p>
        </text:list-item>
        <text:list-item>
          <text:p text:style-name="P154">La directiva <text:span text:style-name="T3">!important</text:span> debe usarse en ocasiones especiales</text:p>
        </text:list-item>
      </text:list>
      <text:p text:style-name="P51"/>
      <text:p text:style-name="P51">Especificidad</text:p>
      <text:list xml:id="list448129893" text:style-name="L64">
        <text:list-item>
          <text:p text:style-name="P155">Determina en caso de conflicto, que regla se ha de usar, <text:span text:style-name="T25">prioridades:</text:span></text:p>
          <text:list>
            <text:list-item>
              <text:p text:style-name="P155">!<text:span text:style-name="T25">important</text:span></text:p>
            </text:list-item>
            <text:list-item>
              <text:p text:style-name="P156">Estilos de línea</text:p>
            </text:list-item>
            <text:list-item>
              <text:p text:style-name="P156">#id</text:p>
            </text:list-item>
            <text:list-item>
              <text:p text:style-name="P156">Clases, atributos, pseudoclases</text:p>
            </text:list-item>
            <text:list-item>
              <text:p text:style-name="P156">Elementos y pseudo elementos</text:p>
            </text:list-item>
            <text:list-item>
              <text:p text:style-name="P156">Selector universal</text:p>
            </text:list-item>
          </text:list>
        </text:list-item>
      </text:list>
      <text:p text:style-name="P51"/>
      <text:p text:style-name="P52">Orden de las fuentes</text:p>
      <text:list xml:id="list2381620890" text:style-name="L65">
        <text:list-item>
          <text:p text:style-name="P157">Las ultimas declaraciones anulan a las primeras</text:p>
        </text:list-item>
        <text:list-item>
          <text:p text:style-name="P158">Se recomineda ordenar de algua manera lógia para hacer comprensible el archivo</text:p>
        </text:list-item>
      </text:list>
      <text:p text:style-name="P53"/>
      <text:p text:style-name="P53"/>
      <text:p text:style-name="P73">Pefijos de navegadores</text:p>
      <text:p text:style-name="P53"/>
      <text:p text:style-name="P53">Cada navegador necesita unos prefijos para propiedades experimentales.</text:p>
      <text:list xml:id="list2005822503" text:style-name="L66">
        <text:list-item>
          <text:p text:style-name="P159">-webkit- : Para chorme,safari y nuevas versiones de opera y firefox</text:p>
        </text:list-item>
        <text:list-item>
          <text:p text:style-name="P159">-moz- : Para navegadores firefox que no sean opera</text:p>
        </text:list-item>
        <text:list-item>
          <text:p text:style-name="P159">-ms- : Para explorer y microsoft edge</text:p>
        </text:list-item>
      </text:list>
      <text:p text:style-name="P53"/>
      <text:p text:style-name="P53"/>
      <text:p text:style-name="P74">Optimización del CSS</text:p>
      <text:p text:style-name="P54"/>
      <text:list xml:id="list2045706004" text:style-name="L67">
        <text:list-item>
          <text:p text:style-name="P160">Minimizar el CSS</text:p>
        </text:list-item>
        <text:list-item>
          <text:p text:style-name="P160">Eliminar reglas duplicadas e innecesarias</text:p>
        </text:list-item>
        <text:list-item>
          <text:p text:style-name="P160">Mantener el orden de las fuentes</text:p>
        </text:list-item>
        <text:list-item>
          <text:p text:style-name="P160">Poner el CSS en la cabecera</text:p>
        </text:list-item>
        <text:list-item>
          <text:p text:style-name="P160">Partir el CSS en varios archivos en caso de ser muy grande</text:p>
        </text:list-item>
        <text:list-item>
          <text:p text:style-name="P160">Agurpar reglas que tengan relacion.</text:p>
        </text:list-item>
        <text:list-item>
          <text:p text:style-name="P160">Documentar el código</text:p>
        </text:list-item>
      </text:list>
      <text:p text:style-name="P51"/>
      <text:p text:style-name="P36"/>
      <text:p text:style-name="P74">Resetear el CSS</text:p>
      <text:p text:style-name="P54"/>
      <text:p text:style-name="P54">Para <text:span text:style-name="T26">que no surjan problemas a la hora de aplicar nuestros estilos es recomendable reiniciar el formato. </text:span></text:p>
      <text:list xml:id="list3814907089" text:style-name="L68">
        <text:list-item>
          <text:p text:style-name="P161">Emplear el selector “ * “ </text:p>
        </text:list-item>
        <text:list-item>
          <text:p text:style-name="P161">Poner margin y padding a cero</text:p>
        </text:list-item>
        <text:list-item>
          <text:p text:style-name="P161">Quitar la decoreción del texto y bordes</text:p>
        </text:list-item>
      </text:list>
      <text:p text:style-name="P162"/>
      <text:p text:style-name="P164">Caracteristicas avanzadas</text:p>
      <text:p text:style-name="P163"/>
      <text:p text:style-name="P163">border-radius</text:p>
      <text:p text:style-name="P1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24T20:43:29.460154466</dc:date>
    <meta:editing-duration>PT2H24M3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0" meta:paragraph-count="299" meta:word-count="2127" meta:character-count="11916" meta:non-whitespace-character-count="10280"/>
  </office:meta>
</office:document-meta>
</file>